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olio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Real image</text:p>
          </table:table-cell>
          <table:table-cell table:style-name="ce1"/>
          <table:table-cell table:style-name="ce1" office:value-type="string" calcext:value-type="string">
            <text:p>Note: Descarte's formula takes vector distance ! SIGNs are important !!!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AO(measured)</text:p>
          </table:table-cell>
          <table:table-cell table:style-name="ce1" office:value-type="float" office:value="40" calcext:value-type="float">
            <text:p>40,00</text:p>
          </table:table-cell>
          <table:table-cell table:style-name="ce1" office:value-type="float" office:value="45" calcext:value-type="float">
            <text:p>45,00</text:p>
          </table:table-cell>
          <table:table-cell table:style-name="ce1" office:value-type="float" office:value="50" calcext:value-type="float">
            <text:p>50,00</text:p>
          </table:table-cell>
          <table:table-cell table:style-name="ce1" office:value-type="float" office:value="55" calcext:value-type="float">
            <text:p>55,00</text:p>
          </table:table-cell>
          <table:table-cell table:style-name="ce1" office:value-type="float" office:value="60" calcext:value-type="float">
            <text:p>60,00</text:p>
          </table:table-cell>
          <table:table-cell table:style-name="ce1" office:value-type="float" office:value="65" calcext:value-type="float">
            <text:p>65,00</text:p>
          </table:table-cell>
          <table:table-cell table:style-name="ce1" office:value-type="float" office:value="70" calcext:value-type="float">
            <text:p>70,00</text:p>
          </table:table-cell>
          <table:table-cell table:style-name="ce1" office:value-type="float" office:value="75" calcext:value-type="float">
            <text:p>75,00</text:p>
          </table:table-cell>
          <table:table-cell table:style-name="ce1" office:value-type="float" office:value="80" calcext:value-type="float">
            <text:p>80,00</text:p>
          </table:table-cell>
          <table:table-cell table:style-name="ce1" office:value-type="float" office:value="85" calcext:value-type="float">
            <text:p>85,00</text:p>
          </table:table-cell>
          <table:table-cell/>
        </table:table-row>
        <table:table-row table:style-name="ro1">
          <table:table-cell office:value-type="string" calcext:value-type="string">
            <text:p>AA'(measured)</text:p>
          </table:table-cell>
          <table:table-cell table:style-name="ce1" office:value-type="float" office:value="82.4" calcext:value-type="float">
            <text:p>82,40</text:p>
          </table:table-cell>
          <table:table-cell table:style-name="ce1" office:value-type="float" office:value="82.7" calcext:value-type="float">
            <text:p>82,70</text:p>
          </table:table-cell>
          <table:table-cell table:style-name="ce1" office:value-type="float" office:value="85.7" calcext:value-type="float">
            <text:p>85,70</text:p>
          </table:table-cell>
          <table:table-cell table:style-name="ce1" office:value-type="float" office:value="88.3" calcext:value-type="float">
            <text:p>88,30</text:p>
          </table:table-cell>
          <table:table-cell table:style-name="ce1" office:value-type="float" office:value="91.6" calcext:value-type="float">
            <text:p>91,60</text:p>
          </table:table-cell>
          <table:table-cell table:style-name="ce1" office:value-type="float" office:value="95.3" calcext:value-type="float">
            <text:p>95,30</text:p>
          </table:table-cell>
          <table:table-cell table:style-name="ce1" office:value-type="float" office:value="99.3" calcext:value-type="float">
            <text:p>99,30</text:p>
          </table:table-cell>
          <table:table-cell table:style-name="ce1" office:value-type="float" office:value="103.3" calcext:value-type="float">
            <text:p>103,30</text:p>
          </table:table-cell>
          <table:table-cell table:style-name="ce1" office:value-type="float" office:value="107.8" calcext:value-type="float">
            <text:p>107,80</text:p>
          </table:table-cell>
          <table:table-cell table:style-name="ce1" office:value-type="float" office:value="112.5" calcext:value-type="float">
            <text:p>112,50</text:p>
          </table:table-cell>
          <table:table-cell/>
        </table:table-row>
        <table:table-row table:style-name="ro1">
          <table:table-cell office:value-type="string" calcext:value-type="string">
            <text:p>OA'(=AA'-AO)</text:p>
          </table:table-cell>
          <table:table-cell table:formula="of:=[.B3]-[.B2]" office:value-type="float" office:value="42.4" calcext:value-type="float">
            <text:p>42,4</text:p>
          </table:table-cell>
          <table:table-cell table:formula="of:=[.C3]-[.C2]" office:value-type="float" office:value="37.7" calcext:value-type="float">
            <text:p>37,7</text:p>
          </table:table-cell>
          <table:table-cell table:formula="of:=[.D3]-[.D2]" office:value-type="float" office:value="35.7" calcext:value-type="float">
            <text:p>35,7</text:p>
          </table:table-cell>
          <table:table-cell table:formula="of:=[.E3]-[.E2]" office:value-type="float" office:value="33.3" calcext:value-type="float">
            <text:p>33,3</text:p>
          </table:table-cell>
          <table:table-cell table:formula="of:=[.F3]-[.F2]" office:value-type="float" office:value="31.6" calcext:value-type="float">
            <text:p>31,6</text:p>
          </table:table-cell>
          <table:table-cell table:formula="of:=[.G3]-[.G2]" office:value-type="float" office:value="30.3" calcext:value-type="float">
            <text:p>30,3</text:p>
          </table:table-cell>
          <table:table-cell table:formula="of:=[.H3]-[.H2]" office:value-type="float" office:value="29.3" calcext:value-type="float">
            <text:p>29,3</text:p>
          </table:table-cell>
          <table:table-cell table:formula="of:=[.I3]-[.I2]" office:value-type="float" office:value="28.3" calcext:value-type="float">
            <text:p>28,3</text:p>
          </table:table-cell>
          <table:table-cell table:formula="of:=[.J3]-[.J2]" office:value-type="float" office:value="27.8" calcext:value-type="float">
            <text:p>27,8</text:p>
          </table:table-cell>
          <table:table-cell table:formula="of:=[.K3]-[.K2]" office:value-type="float" office:value="27.5" calcext:value-type="float">
            <text:p>27,5</text:p>
          </table:table-cell>
          <table:table-cell/>
        </table:table-row>
        <table:table-row table:style-name="ro1">
          <table:table-cell office:value-type="string" calcext:value-type="string">
            <text:p>f(=OF'=AO*OA'/(AO+OA'))</text:p>
          </table:table-cell>
          <table:table-cell table:formula="of:=[.B2]*[.B4]/([.B2]+[.B4])" office:value-type="float" office:value="20.5825242718447" calcext:value-type="float">
            <text:p>20,5825242718447</text:p>
          </table:table-cell>
          <table:table-cell table:formula="of:=[.C2]*[.C4]/([.C2]+[.C4])" office:value-type="float" office:value="20.5139056831923" calcext:value-type="float">
            <text:p>20,5139056831923</text:p>
          </table:table-cell>
          <table:table-cell table:formula="of:=[.D2]*[.D4]/([.D2]+[.D4])" office:value-type="float" office:value="20.828471411902" calcext:value-type="float">
            <text:p>20,828471411902</text:p>
          </table:table-cell>
          <table:table-cell table:formula="of:=[.E2]*[.E4]/([.E2]+[.E4])" office:value-type="float" office:value="20.7417893544734" calcext:value-type="float">
            <text:p>20,7417893544734</text:p>
          </table:table-cell>
          <table:table-cell table:formula="of:=[.F2]*[.F4]/([.F2]+[.F4])" office:value-type="float" office:value="20.6986899563319" calcext:value-type="float">
            <text:p>20,6986899563319</text:p>
          </table:table-cell>
          <table:table-cell table:formula="of:=[.G2]*[.G4]/([.G2]+[.G4])" office:value-type="float" office:value="20.6663168940189" calcext:value-type="float">
            <text:p>20,6663168940189</text:p>
          </table:table-cell>
          <table:table-cell table:formula="of:=[.H2]*[.H4]/([.H2]+[.H4])" office:value-type="float" office:value="20.6545820745217" calcext:value-type="float">
            <text:p>20,6545820745217</text:p>
          </table:table-cell>
          <table:table-cell table:formula="of:=[.I2]*[.I4]/([.I2]+[.I4])" office:value-type="float" office:value="20.5469506292352" calcext:value-type="float">
            <text:p>20,5469506292352</text:p>
          </table:table-cell>
          <table:table-cell table:formula="of:=[.J2]*[.J4]/([.J2]+[.J4])" office:value-type="float" office:value="20.6307977736549" calcext:value-type="float">
            <text:p>20,6307977736549</text:p>
          </table:table-cell>
          <table:table-cell table:formula="of:=[.K2]*[.K4]/([.K2]+[.K4])" office:value-type="float" office:value="20.7777777777778" calcext:value-type="float">
            <text:p>20,7777777777778</text:p>
          </table:table-cell>
          <table:table-cell table:formula="of:=AVERAGE([.B5:.K5])" office:value-type="float" office:value="20.6641805826953" calcext:value-type="float">
            <text:p>20,664180582695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irtual im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(ruler reading)</text:p>
          </table:table-cell>
          <table:table-cell table:number-columns-repeated="10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(ruler reading)</text:p>
          </table:table-cell>
          <table:table-cell office:value-type="float" office:value="21.3" calcext:value-type="float">
            <text:p>21,3</text:p>
          </table:table-cell>
          <table:table-cell office:value-type="float" office:value="21.2" calcext:value-type="float">
            <text:p>21,2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,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.5" calcext:value-type="float">
            <text:p>19,5</text:p>
          </table:table-cell>
          <table:table-cell office:value-type="float" office:value="20.5" calcext:value-type="float">
            <text:p>20,5</text:p>
          </table:table-cell>
          <table:table-cell/>
        </table:table-row>
        <table:table-row table:style-name="ro1">
          <table:table-cell office:value-type="string" calcext:value-type="string">
            <text:p>A'(ruler reading)</text:p>
          </table:table-cell>
          <table:table-cell office:value-type="float" office:value="14.6" calcext:value-type="float">
            <text:p>14,6</text:p>
          </table:table-cell>
          <table:table-cell office:value-type="float" office:value="14" calcext:value-type="float">
            <text:p>14</text:p>
          </table:table-cell>
          <table:table-cell office:value-type="float" office:value="4.6" calcext:value-type="float">
            <text:p>4,6</text:p>
          </table:table-cell>
          <table:table-cell office:value-type="float" office:value="11" calcext:value-type="float">
            <text:p>11</text:p>
          </table:table-cell>
          <table:table-cell office:value-type="float" office:value="-11.7" calcext:value-type="float">
            <text:p>-11,7</text:p>
          </table:table-cell>
          <table:table-cell office:value-type="float" office:value="3.9" calcext:value-type="float">
            <text:p>3,9</text:p>
          </table:table-cell>
          <table:table-cell office:value-type="float" office:value="10.4" calcext:value-type="float">
            <text:p>10,4</text:p>
          </table:table-cell>
          <table:table-cell office:value-type="float" office:value="14.1" calcext:value-type="float">
            <text:p>14,1</text:p>
          </table:table-cell>
          <table:table-cell office:value-type="float" office:value="10.3" calcext:value-type="float">
            <text:p>10,3</text:p>
          </table:table-cell>
          <table:table-cell office:value-type="float" office:value="13.2" calcext:value-type="float">
            <text:p>13,2</text:p>
          </table:table-cell>
          <table:table-cell/>
        </table:table-row>
        <table:table-row table:style-name="ro1">
          <table:table-cell office:value-type="string" calcext:value-type="string">
            <text:p>AO(O-A)</text:p>
          </table:table-cell>
          <table:table-cell table:formula="of:=[.B8]-[.B9]" office:value-type="float" office:value="8.7" calcext:value-type="float">
            <text:p>8,7</text:p>
          </table:table-cell>
          <table:table-cell table:formula="of:=[.C8]-[.C9]" office:value-type="float" office:value="8.8" calcext:value-type="float">
            <text:p>8,8</text:p>
          </table:table-cell>
          <table:table-cell table:formula="of:=[.D8]-[.D9]" office:value-type="float" office:value="11.1" calcext:value-type="float">
            <text:p>11,1</text:p>
          </table:table-cell>
          <table:table-cell table:formula="of:=[.E8]-[.E9]" office:value-type="float" office:value="10" calcext:value-type="float">
            <text:p>10</text:p>
          </table:table-cell>
          <table:table-cell table:formula="of:=[.F8]-[.F9]" office:value-type="float" office:value="14" calcext:value-type="float">
            <text:p>14</text:p>
          </table:table-cell>
          <table:table-cell table:formula="of:=[.G8]-[.G9]" office:value-type="float" office:value="11.5" calcext:value-type="float">
            <text:p>11,5</text:p>
          </table:table-cell>
          <table:table-cell table:formula="of:=[.H8]-[.H9]" office:value-type="float" office:value="10" calcext:value-type="float">
            <text:p>10</text:p>
          </table:table-cell>
          <table:table-cell table:formula="of:=[.I8]-[.I9]" office:value-type="float" office:value="9" calcext:value-type="float">
            <text:p>9</text:p>
          </table:table-cell>
          <table:table-cell table:formula="of:=[.J8]-[.J9]" office:value-type="float" office:value="10.5" calcext:value-type="float">
            <text:p>10,5</text:p>
          </table:table-cell>
          <table:table-cell table:formula="of:=[.K8]-[.K9]" office:value-type="float" office:value="9.5" calcext:value-type="float">
            <text:p>9,5</text:p>
          </table:table-cell>
          <table:table-cell/>
        </table:table-row>
        <table:table-row table:style-name="ro1">
          <table:table-cell office:value-type="string" calcext:value-type="string">
            <text:p>OA'(O-A')</text:p>
          </table:table-cell>
          <table:table-cell table:formula="of:=[.B10]-[.B8]" office:value-type="float" office:value="-15.4" calcext:value-type="float">
            <text:p>-15,4</text:p>
          </table:table-cell>
          <table:table-cell table:formula="of:=[.C10]-[.C8]" office:value-type="float" office:value="-16" calcext:value-type="float">
            <text:p>-16</text:p>
          </table:table-cell>
          <table:table-cell table:formula="of:=[.D10]-[.D8]" office:value-type="float" office:value="-25.4" calcext:value-type="float">
            <text:p>-25,4</text:p>
          </table:table-cell>
          <table:table-cell table:formula="of:=[.E10]-[.E8]" office:value-type="float" office:value="-19" calcext:value-type="float">
            <text:p>-19</text:p>
          </table:table-cell>
          <table:table-cell table:formula="of:=[.F10]-[.F8]" office:value-type="float" office:value="-41.7" calcext:value-type="float">
            <text:p>-41,7</text:p>
          </table:table-cell>
          <table:table-cell table:formula="of:=[.G10]-[.G8]" office:value-type="float" office:value="-26.1" calcext:value-type="float">
            <text:p>-26,1</text:p>
          </table:table-cell>
          <table:table-cell table:formula="of:=[.H10]-[.H8]" office:value-type="float" office:value="-19.6" calcext:value-type="float">
            <text:p>-19,6</text:p>
          </table:table-cell>
          <table:table-cell table:formula="of:=[.I10]-[.I8]" office:value-type="float" office:value="-15.9" calcext:value-type="float">
            <text:p>-15,9</text:p>
          </table:table-cell>
          <table:table-cell table:formula="of:=[.J10]-[.J8]" office:value-type="float" office:value="-19.7" calcext:value-type="float">
            <text:p>-19,7</text:p>
          </table:table-cell>
          <table:table-cell table:formula="of:=[.K10]-[.K8]" office:value-type="float" office:value="-16.8" calcext:value-type="float">
            <text:p>-16,8</text:p>
          </table:table-cell>
          <table:table-cell/>
        </table:table-row>
        <table:table-row table:style-name="ro1">
          <table:table-cell office:value-type="string" calcext:value-type="string">
            <text:p>f(=OF'=OA*OA'/(OA+OA'))</text:p>
          </table:table-cell>
          <table:table-cell table:formula="of:=[.B11]*(+[.B12])/([.B11]+[.B12])" office:value-type="float" office:value="19.9970149253731" calcext:value-type="float">
            <text:p>19,9970149253731</text:p>
          </table:table-cell>
          <table:table-cell table:formula="of:=[.C11]*(+[.C12])/([.C11]+[.C12])" office:value-type="float" office:value="19.5555555555556" calcext:value-type="float">
            <text:p>19,5555555555556</text:p>
          </table:table-cell>
          <table:table-cell table:formula="of:=[.D11]*(+[.D12])/([.D11]+[.D12])" office:value-type="float" office:value="19.7160839160839" calcext:value-type="float">
            <text:p>19,7160839160839</text:p>
          </table:table-cell>
          <table:table-cell table:formula="of:=[.E11]*(+[.E12])/([.E11]+[.E12])" office:value-type="float" office:value="21.1111111111111" calcext:value-type="float">
            <text:p>21,1111111111111</text:p>
          </table:table-cell>
          <table:table-cell table:formula="of:=[.F11]*(+[.F12])/([.F11]+[.F12])" office:value-type="float" office:value="21.0758122743682" calcext:value-type="float">
            <text:p>21,0758122743682</text:p>
          </table:table-cell>
          <table:table-cell table:formula="of:=[.G11]*(+[.G12])/([.G11]+[.G12])" office:value-type="float" office:value="20.5582191780822" calcext:value-type="float">
            <text:p>20,5582191780822</text:p>
          </table:table-cell>
          <table:table-cell table:formula="of:=[.H11]*(+[.H12])/([.H11]+[.H12])" office:value-type="float" office:value="20.4166666666667" calcext:value-type="float">
            <text:p>20,4166666666667</text:p>
          </table:table-cell>
          <table:table-cell table:formula="of:=[.I11]*(+[.I12])/([.I11]+[.I12])" office:value-type="float" office:value="20.7391304347826" calcext:value-type="float">
            <text:p>20,7391304347826</text:p>
          </table:table-cell>
          <table:table-cell table:formula="of:=[.J11]*(+[.J12])/([.J11]+[.J12])" office:value-type="float" office:value="22.4836956521739" calcext:value-type="float">
            <text:p>22,4836956521739</text:p>
          </table:table-cell>
          <table:table-cell table:formula="of:=[.K11]*(+[.K12])/([.K11]+[.K12])" office:value-type="float" office:value="21.8630136986301" calcext:value-type="float">
            <text:p>21,8630136986301</text:p>
          </table:table-cell>
          <table:table-cell table:formula="of:=AVERAGE([.B13:.K13])" office:value-type="float" office:value="20.7516303412827" calcext:value-type="float">
            <text:p>20,751630341282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_95%</text:p>
          </table:table-cell>
          <table:table-cell office:value-type="string" calcext:value-type="string">
            <text:p>Real image CI width</text:p>
          </table:table-cell>
          <table:table-cell office:value-type="string" calcext:value-type="string">
            <text:p>Virtual image CI width</text:p>
          </table:table-cell>
          <table:table-cell table:number-columns-repeated="9"/>
        </table:table-row>
        <table:table-row table:style-name="ro1">
          <table:table-cell table:formula="of:=COM.MICROSOFT.T.INV.2T(0.05; COUNT([.B2:.AK2])-1)" office:value-type="float" office:value="2.26215716279821" calcext:value-type="float">
            <text:p>2,26215716279821</text:p>
          </table:table-cell>
          <table:table-cell table:formula="of:=COM.MICROSOFT.T.INV.2T(0.05;COUNT([.B5:.K5])-1)*STDEV([.B5:.K5])/SQRT(COUNT([.B5:.K5]))" office:value-type="float" office:value="0.0720560424951927" calcext:value-type="float">
            <text:p>0,0720560424951927</text:p>
          </table:table-cell>
          <table:table-cell table:formula="of:=COM.MICROSOFT.T.INV.2T(0.05;COUNT([.B13:.K13])-1)*STDEV([.B13:.K13])/SQRT(COUNT([.B13:.K13]))" office:value-type="float" office:value="0.661321744503731" calcext:value-type="float">
            <text:p>0,66132174450373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o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o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agopintoj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agopintoj_20_1" draw:display-name="Sagopintoj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ĝo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00-00-00</text:date>, <text:time style:data-style-name="N2" text:time-value="21:10:05.237837007">00:00:00</text:time></text:p>
        </style:region-right>
      </style:header>
      <style:header-left style:display="false"/>
      <style:header-first style:display="false"/>
      <style:footer>
        <text:p>Paĝo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1:04:14.480826881</meta:creation-date>
    <dc:date>2026-03-13T13:33:56.868781043</dc:date>
    <meta:editing-duration>PT4H53M35S</meta:editing-duration>
    <meta:editing-cycles>4</meta:editing-cycles>
    <meta:generator>LibreOffice/24.2.7.2$Linux_X86_64 LibreOffice_project/420$Build-2</meta:generator>
    <dc:creator>Rong, Martin-Siebler ZHOU</dc:creator>
    <meta:document-statistic meta:table-count="1" meta:cell-count="121" meta:object-count="0"/>
  </office:meta>
</office:document-meta>
</file>